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" svg:font-family="'Noto Serif CJK JP'" style:font-family-generic="system" style:font-pitch="variable"/>
    <style:font-face style:name="Noto Serif CJK SC" svg:font-family="'Noto Serif CJK SC'" style:font-family-generic="system" style:font-pitch="variable"/>
    <style:font-face style:name="Noto Serif Tangut" svg:font-family="'Noto Serif Tangut'" style:font-family-generic="roman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 style:master-page-name="">
      <style:paragraph-properties fo:margin-left="0.8in" fo:margin-right="0.8in" fo:margin-top="0.0791in" fo:margin-bottom="0.0791in" style:contextual-spacing="false" fo:line-height="115%" fo:text-indent="0in" style:auto-text-indent="false" style:page-number="auto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19bcf1b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Source Code Pro" fo:font-size="32pt" officeooo:rsid="019bcf1b" officeooo:paragraph-rsid="019bcf1b" style:font-name-asian="Noto Sans CJK JP" style:font-size-asian="28pt" style:language-asian="ja" style:country-asian="JP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Noto Serif" fo:font-size="24pt" officeooo:rsid="019bcf1b" style:font-name-asian="Noto Sans CJK JP" style:font-size-asian="24pt" style:language-asian="ja" style:country-asian="JP" style:font-size-complex="24pt"/>
    </style:style>
    <style:style style:name="T3" style:family="text">
      <style:text-properties fo:font-size="24pt" officeooo:rsid="019bcf1b" style:font-name-asian="Noto Sans CJK JP" style:font-size-asian="24pt" style:language-asian="ja" style:country-asian="JP" style:font-size-complex="24pt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日本語で日、月、曜日：<text:span text:style-name="T1"/></text:p>
      <text:p text:style-name="P2"><text:span text:style-name="T2">Sunday</text:span><text:ruby text:style-name="Ru1"><text:ruby-base><text:span text:style-name="T3">日曜日</text:span></text:ruby-base><text:ruby-text>にちようび</text:ruby-text></text:ruby><text:span text:style-name="T3">、</text:span><text:span text:style-name="T2">Monday</text:span><text:span text:style-name="T3"> </text:span><text:ruby text:style-name="Ru1"><text:ruby-base><text:span text:style-name="T3">月曜日</text:span></text:ruby-base><text:ruby-text>げつようび</text:ruby-text></text:ruby><text:span text:style-name="T3">、</text:span><text:span text:style-name="T2">Tuesday</text:span><text:ruby text:style-name="Ru1"><text:ruby-base><text:span text:style-name="T3">火曜日</text:span></text:ruby-base><text:ruby-text>かようび</text:ruby-text></text:ruby><text:span text:style-name="T3">、</text:span><text:span text:style-name="T2">Wednesday</text:span><text:span text:style-name="T3"> </text:span><text:ruby text:style-name="Ru1"><text:ruby-base><text:span text:style-name="T3">水曜日</text:span></text:ruby-base><text:ruby-text>すいようび</text:ruby-text></text:ruby><text:span text:style-name="T3">、</text:span><text:span text:style-name="T2">Thurday</text:span><text:span text:style-name="T3"> </text:span><text:ruby text:style-name="Ru1"><text:ruby-base><text:span text:style-name="T3">木曜日</text:span></text:ruby-base><text:ruby-text>もくようび</text:ruby-text></text:ruby><text:span text:style-name="T3">、</text:span><text:span text:style-name="T2">Friday</text:span><text:span text:style-name="T3"> </text:span><text:ruby text:style-name="Ru1"><text:ruby-base><text:span text:style-name="T3">金曜日</text:span></text:ruby-base><text:ruby-text>きんようび</text:ruby-text></text:ruby><text:span text:style-name="T3">、</text:span><text:span text:style-name="T2">Saturday</text:span><text:span text:style-name="T3"> </text:span><text:ruby text:style-name="Ru1"><text:ruby-base><text:span text:style-name="T3">土曜日</text:span></text:ruby-base><text:ruby-text>もくようび</text:ruby-text></text:ruby><text:span text:style-name="T3">。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" svg:font-family="'Noto Serif CJK JP'" style:font-family-generic="system" style:font-pitch="variable"/>
    <style:font-face style:name="Noto Serif CJK SC" svg:font-family="'Noto Serif CJK SC'" style:font-family-generic="system" style:font-pitch="variable"/>
    <style:font-face style:name="Noto Serif Tangut" svg:font-family="'Noto Serif Tangut'" style:font-family-generic="roman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6-25T20:50:23.921594679</dc:date>
    <meta:editing-duration>P1DT5H14M1S</meta:editing-duration>
    <meta:editing-cycles>386</meta:editing-cycles>
    <meta:generator>LibreOffice/24.8.7.2$Linux_X86_64 LibreOffice_project/480$Build-2</meta:generator>
    <meta:document-statistic meta:table-count="0" meta:image-count="0" meta:object-count="0" meta:page-count="1" meta:paragraph-count="2" meta:word-count="46" meta:character-count="93" meta:non-whitespace-character-count="88"/>
  </office:meta>
</office:document-meta>
</file>